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728in"/>
        </style:tab-stops>
      </style:paragraph-properties>
      <style:text-properties style:font-name="FreeMono" fo:font-size="10pt" style:font-size-asian="10pt" style:font-size-complex="10pt"/>
    </style:style>
    <style:style style:name="P2" style:family="paragraph" style:parent-style-name="Standard" style:list-style-name="L1">
      <style:paragraph-properties>
        <style:tab-stops>
          <style:tab-stop style:position="2.5728in"/>
        </style:tab-stops>
      </style:paragraph-properties>
      <style:text-properties style:font-name="FreeMono" fo:font-size="10pt" style:font-size-asian="10pt" style:font-size-complex="10pt"/>
    </style:style>
    <style:style style:name="P3" style:family="paragraph" style:parent-style-name="Standard" style:list-style-name="L1">
      <style:paragraph-properties>
        <style:tab-stops>
          <style:tab-stop style:position="2.5728in"/>
        </style:tab-stops>
      </style:paragraph-properties>
      <style:text-properties style:font-name="FreeMono" fo:font-size="10pt" style:font-size-asian="10pt" style:font-size-complex="10pt"/>
    </style:style>
    <style:style style:name="P4" style:family="paragraph" style:parent-style-name="Standard" style:list-style-name="L1">
      <style:paragraph-properties>
        <style:tab-stops>
          <style:tab-stop style:position="2.5728in"/>
        </style:tab-stops>
      </style:paragraph-properties>
      <style:text-properties style:font-name="FreeMono" fo:font-size="10pt" style:font-size-asian="10pt" style:font-size-complex="10pt"/>
    </style:style>
    <style:style style:name="P5" style:family="paragraph" style:parent-style-name="Standard" style:list-style-name="L2">
      <style:paragraph-properties>
        <style:tab-stops>
          <style:tab-stop style:position="2.5728in"/>
        </style:tab-stops>
      </style:paragraph-properties>
      <style:text-properties style:font-name="FreeMono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2.5728in"/>
        </style:tab-stops>
      </style:paragraph-properties>
      <style:text-properties style:font-name="Free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reak-before="page">
        <style:tab-stops>
          <style:tab-stop style:position="2.5728in"/>
        </style:tab-stops>
      </style:paragraph-properties>
      <style:text-properties style:font-name="FreeMono" fo:font-size="10pt" style:font-size-asian="10pt" style:font-size-complex="10pt"/>
    </style:style>
    <style:style style:name="T1" style:family="text">
      <style:text-properties style:font-name="FreeMono"/>
    </style:style>
    <style:style style:name="T2" style:family="text">
      <style:text-properties style:font-name="FreeMono"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style:font-size-asian="10pt"/>
    </style:style>
    <style:style style:name="T5" style:family="text">
      <style:text-properties style:font-size-complex="10pt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anking Algorithm</text:p>
      <text:list text:style-name="L1">
        <text:list-item>
          <text:p text:style-name="P2">Rank is the same as reddit's ranking algorithm which can be found on the web</text:p>
          <text:list>
            <text:list-item>
              <text:p text:style-name="P2">Description: <text:a xlink:type="simple" xlink:href="http://uggedal.com/reddit.cf.algorithm.png">http://uggedal.com/reddit.cf.algorithm.png</text:a></text:p>
            </text:list-item>
            <text:list-item>
              <text:p text:style-name="P2">Discussion: <text:a xlink:type="simple" xlink:href="http://news.ycombinator.com/item?id=231168">http://news.ycombinator.com/item?id=231168</text:a></text:p>
            </text:list-item>
          </text:list>
        </text:list-item>
        <text:list-item>
          <text:p text:style-name="P2"><text:span text:style-name="T2">ts is number of seconds from 1/1/2009 to publication date. 1/1/2009 is an arbitrary reference in time. Since all articles are judged from this date, it </text:span><text:span text:style-name="T2">doesn't matter what date we choose. Note that newer articles have a higher ts. This system rewards new articles, rather than penalizing older ones.</text:span></text:p>
        </text:list-item>
        <text:list-item>
          <text:p text:style-name="P2">X is interesting because we don't have voting. Instead this voting score will be calculated from the various article and site metrics we collect</text:p>
          <text:list>
            <text:list-item>
              <text:p text:style-name="P2">X will be a weighted sum of some collection of factors. Currently, we consider six: number of comments, number of backward links, number of visitors per month, publication name, author, and feed level.</text:p>
            </text:list-item>
            <text:list-item>
              <text:p text:style-name="P2">X is never negative</text:p>
            </text:list-item>
            <text:list-item>
              <text:p text:style-name="P2">Each factor is normalized to return 2000 when that factor is deemed to be “high”</text:p>
            </text:list-item>
            <text:list-item>
              <text:p text:style-name="P2">2000 is chosen because most reddit articles don't get much higher scores than 2000</text:p>
            </text:list-item>
            <text:list-item>
              <text:p text:style-name="P2">Number of comments. Weighted at 40%. 400 comments is deemed high. So multiply by 5.0 to achieve normalization</text:p>
            </text:list-item>
            <text:list-item>
              <text:p text:style-name="P2">Number of links. Weighted at 40%. 10 links is deemed high. So multiply by 200.0 to achieve normalization.</text:p>
            </text:list-item>
            <text:list-item>
              <text:p text:style-name="P2">Number of visitors. Weighted at 10%. 7M is deemed high. So divide by 3500 to achieve normalization.</text:p>
            </text:list-item>
            <text:list-item>
              <text:p text:style-name="P2">Publication bias. Weighted at 5%. Favor sites like ESPN. But return 100 for now.</text:p>
            </text:list-item>
            <text:list-item>
              <text:p text:style-name="P2">Author bias. Weighted at 5%. Favor authors like ???. But return 100 for now.</text:p>
            </text:list-item>
            <text:list-item>
              <text:p text:style-name="P2">Feed level. This is the type of feed within a site. For example, ESPN has headlines news and regular news. Headline news should be biased to have a higher score. Weighted at 5%. Return 100 for now.</text:p>
            </text:list-item>
          </text:list>
        </text:list-item>
      </text:list>
      <text:p text:style-name="P1"/>
      <text:p text:style-name="P1"/>
      <text:p text:style-name="P7">Data:</text:p>
      <text:p text:style-name="P1"/>
      <text:p text:style-name="P6">Title <text:s text:c="11"/>Cmmnts Lnks Vstors <text:s text:c="2"/>Pub Date <text:s text:c="5"/>Rank</text:p>
      <text:p text:style-name="P1">Bucks trade Ami <text:s/>0 <text:s text:c="4"/>6 <text:s text:c="4"/>752021 <text:s text:c="2"/>2009-08-18 <text:s text:c="3"/>441.7130588181</text:p>
      <text:p text:style-name="P1">KOBE BRYANT\'S <text:s text:c="2"/>100 <text:s text:c="2"/>0 <text:s text:c="4"/>752021 <text:s text:c="2"/>2009-08-18 <text:s text:c="3"/>441.3738060127</text:p>
      <text:p text:style-name="P1">Phoenix Suns Da <text:s/>0 <text:s text:c="4"/>0 <text:s text:c="4"/>4000000 <text:s/>2009-08-18 <text:s text:c="3"/>441.1115505391</text:p>
      <text:p text:style-name="P1">Toronto Raptors <text:s/>0 <text:s text:c="4"/>0 <text:s text:c="4"/>752021 <text:s text:c="2"/>2009-08-18 <text:s text:c="3"/>440.5621299947</text:p>
      <text:p text:style-name="P1">NBA Trade Rumor <text:s/>71 <text:s text:c="3"/>0 <text:s text:c="4"/>68484 <text:s text:c="3"/>2009-08-17 <text:s text:c="3"/>439.2012787990</text:p>
      <text:p text:style-name="P1">D-Wade finds hi <text:s/>33 <text:s text:c="3"/>0 <text:s text:c="4"/>68484 <text:s text:c="3"/>2009-08-17 <text:s text:c="3"/>438.9188513927</text:p>
      <text:p text:style-name="P1">Ben Gordon: &amp;#8 <text:s/>29 <text:s text:c="3"/>0 <text:s text:c="4"/>68484 <text:s text:c="3"/>2009-08-17 <text:s text:c="3"/>438.8748103755</text:p>
      <text:p text:style-name="P1">NBA trade rumor <text:s/>26 <text:s text:c="3"/>0 <text:s text:c="4"/>68484 <text:s text:c="3"/>2009-08-17 <text:s text:c="3"/>438.8385763796</text:p>
      <text:p text:style-name="P1">New &amp;#8220;Rip <text:s text:c="2"/>24 <text:s text:c="3"/>0 <text:s text:c="4"/>68484 <text:s text:c="3"/>2009-08-17 <text:s text:c="3"/>438.8126238577</text:p>
      <text:p text:style-name="P1">Amazing Dunk Co <text:s/>19 <text:s text:c="3"/>0 <text:s text:c="4"/>68484 <text:s text:c="3"/>2009-08-17 <text:s text:c="3"/>438.7400205337</text:p>
      <text:p text:style-name="P1">Shaq Dance Off <text:s text:c="2"/>0 <text:s text:c="4"/>0 <text:s text:c="4"/>752021 <text:s text:c="2"/>2009-08-17 <text:s text:c="3"/>438.5621299947</text:p>
      <text:p text:style-name="P1"/>
      <text:p text:style-name="P1">Evaluation / Observations:</text:p>
      <text:list text:style-name="L2">
        <text:list-item>
          <text:p text:style-name="P5">Articles with the same number of comments, backward links, from the same site and published on the same date have the same rank. This is expected. Check.</text:p>
        </text:list-item>
        <text:list-item>
          <text:p text:style-name="P5">Our algorithm values an article with 6 links over one with 100 comments, everything else being equal</text:p>
        </text:list-item>
        <text:list-item>
          <text:p text:style-name="P5">A site with 4M visitors (vs 750,000) does not make up for articles with no comments and no links</text:p>
        </text:list-item>
        <text:list-item>
          <text:p text:style-name="P5">Newer articles are given higher rank. Check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cen User</meta:initial-creator>
    <meta:creation-date>2009-08-29T12:28:49</meta:creation-date>
    <dc:creator>jcen User</dc:creator>
    <dc:date>2009-08-29T13:08:20</dc:date>
    <meta:editing-cycles>9</meta:editing-cycles>
    <meta:editing-duration>PT39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510" meta:character-count="3111"/>
  </office:meta>
</office:document-meta>
</file>